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e1" style:family="table">
      <style:table-properties style:width="16.933cm" table:align="right"/>
    </style:style>
    <style:style style:name="Tabelle1.A" style:family="table-column">
      <style:table-column-properties style:column-width="7.355cm"/>
    </style:style>
    <style:style style:name="Tabelle1.B" style:family="table-column">
      <style:table-column-properties style:column-width="9.578cm"/>
    </style:style>
    <style:style style:name="Tabelle1.A1" style:family="table-cell">
      <style:table-cell-properties fo:padding="0.141cm" fo:border-left="1pt solid #000000" fo:border-right="1pt solid #000000" fo:border-top="1pt solid #000000" fo:border-bottom="none" style:writing-mode="lr-tb"/>
    </style:style>
    <style:style style:name="Tabelle1.A2" style:family="table-cell">
      <style:table-cell-properties fo:padding="0.141cm" fo:border-left="1pt solid #000000" fo:border-right="1pt solid #000000" fo:border-top="none" fo:border-bottom="none" style:writing-mode="lr-tb"/>
    </style:style>
    <style:style style:name="Tabelle1.A5" style:family="table-cell">
      <style:table-cell-properties fo:padding="0.141cm" fo:border-left="1pt solid #000000" fo:border-right="1pt solid #000000" fo:border-top="none" fo:border-bottom="1pt solid #000000" style:writing-mode="lr-tb"/>
    </style:style>
    <style:style style:name="Tabelle2" style:family="table">
      <style:table-properties style:width="17.332cm" fo:margin-left="-0.383cm" table:align="left"/>
    </style:style>
    <style:style style:name="Tabelle2.A" style:family="table-column">
      <style:table-column-properties style:column-width="4.293cm"/>
    </style:style>
    <style:style style:name="Tabelle2.B" style:family="table-column">
      <style:table-column-properties style:column-width="6.195cm"/>
    </style:style>
    <style:style style:name="Tabelle2.C" style:family="table-column">
      <style:table-column-properties style:column-width="6.844cm"/>
    </style:style>
    <style:style style:name="Tabelle2.A1" style:family="table-cell">
      <style:table-cell-properties style:vertical-align="middle" fo:padding="0.141cm" fo:border="1pt solid #686e74" style:writing-mode="lr-tb"/>
    </style:style>
    <style:style style:name="Tabelle2.A6" style:family="table-cell">
      <style:table-cell-properties style:vertical-align="middle" fo:padding="0.141cm" fo:border-left="1pt solid #686e74" fo:border-right="1pt solid #686e74" fo:border-top="none" fo:border-bottom="1pt solid #686e74" style:writing-mode="lr-tb"/>
    </style:style>
    <style:style style:name="Tabelle3" style:family="table">
      <style:table-properties style:width="17.332cm" fo:margin-left="-0.383cm" table:align="left"/>
    </style:style>
    <style:style style:name="Tabelle3.A" style:family="table-column">
      <style:table-column-properties style:column-width="4.293cm"/>
    </style:style>
    <style:style style:name="Tabelle3.B" style:family="table-column">
      <style:table-column-properties style:column-width="6.195cm"/>
    </style:style>
    <style:style style:name="Tabelle3.C" style:family="table-column">
      <style:table-column-properties style:column-width="6.844cm"/>
    </style:style>
    <style:style style:name="Tabelle3.A1" style:family="table-cell">
      <style:table-cell-properties style:vertical-align="middle" fo:padding="0.141cm" fo:border="1pt solid #686e74" style:writing-mode="lr-tb"/>
    </style:style>
    <style:style style:name="Tabelle3.A6" style:family="table-cell">
      <style:table-cell-properties style:vertical-align="middle" fo:padding="0.141cm" fo:border-left="1pt solid #686e74" fo:border-right="1pt solid #686e74" fo:border-top="none" fo:border-bottom="1pt solid #686e74" style:writing-mode="lr-tb"/>
    </style:style>
    <style:style style:name="P1" style:family="paragraph" style:parent-style-name="Standard">
      <style:paragraph-properties fo:line-height="115%"/>
      <style:text-properties fo:color="#000000" loext:opacity="100%" style:font-name="Liberation Sans" fo:font-size="11pt" style:font-size-asian="11pt"/>
    </style:style>
    <style:style style:name="P2" style:family="paragraph" style:parent-style-name="Standard">
      <style:paragraph-properties fo:line-height="115%" fo:orphans="0" fo:widows="0"/>
      <style:text-properties fo:color="#000000" loext:opacity="100%" style:font-name="Liberation Sans" fo:font-size="11pt" style:font-size-asian="11pt"/>
    </style:style>
    <style:style style:name="P3" style:family="paragraph" style:parent-style-name="Standard">
      <style:paragraph-properties fo:margin-top="0cm" fo:margin-bottom="0.529cm" style:contextual-spacing="false"/>
      <style:text-properties fo:color="#000000" loext:opacity="100%" style:font-name="Liberation Sans" fo:font-size="18pt" style:text-underline-style="solid" style:text-underline-width="auto" style:text-underline-color="font-color" style:text-underline-mode="continuous" style:text-overline-mode="continuous" style:text-line-through-mode="continuous" style:font-size-asian="18pt"/>
    </style:style>
    <style:style style:name="P4" style:family="paragraph" style:parent-style-name="Standard">
      <style:paragraph-properties fo:margin-top="0cm" fo:margin-bottom="0.529cm" style:contextual-spacing="false" fo:break-before="page"/>
      <style:text-properties fo:color="#000000" loext:opacity="100%" style:font-name="Liberation Sans" fo:font-size="18pt" style:text-underline-style="solid" style:text-underline-width="auto" style:text-underline-color="font-color" style:text-underline-mode="continuous" style:text-overline-mode="continuous" style:text-line-through-mode="continuous" style:font-size-asian="18pt"/>
    </style:style>
    <style:style style:name="P5" style:family="paragraph" style:parent-style-name="Text_20_body">
      <style:text-properties style:font-name="Liberation Sans"/>
    </style:style>
    <style:style style:name="P6"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iberation Sans"/>
    </style:style>
    <style:style style:name="P7" style:family="paragraph" style:parent-style-name="Standard">
      <style:text-properties style:font-name="Liberation Sans"/>
    </style:style>
    <style:style style:name="P8" style:family="paragraph" style:parent-style-name="Standard">
      <style:paragraph-properties fo:line-height="115%" fo:orphans="0" fo:widows="0"/>
    </style:style>
    <style:style style:name="P9" style:family="paragraph" style:parent-style-name="Text_20_body">
      <style:paragraph-properties fo:orphans="0" fo:widows="0"/>
    </style:style>
    <style:style style:name="P10" style:family="paragraph" style:parent-style-name="Standard" style:master-page-name="MP0">
      <style:paragraph-properties fo:text-align="center" style:justify-single-word="false" style:page-number="auto" fo:break-before="page">
        <style:tab-stops>
          <style:tab-stop style:position="8.513cm"/>
          <style:tab-stop style:position="10.155cm"/>
        </style:tab-stops>
      </style:paragraph-properties>
      <style:text-properties fo:color="#000000" loext:opacity="100%" style:font-name="Liberation Sans" fo:font-size="25pt" fo:font-weight="bold" style:font-size-asian="25pt" style:font-weight-asian="bold"/>
    </style:style>
    <style:style style:name="P11" style:family="paragraph" style:parent-style-name="Standard" style:list-style-name="L1"/>
    <style:style style:name="P12" style:family="paragraph" style:parent-style-name="Standard" style:list-style-name="L1">
      <style:text-properties style:font-name="Liberation Sans" fo:font-weight="bold" style:font-weight-asian="bold" style:font-weight-complex="bold"/>
    </style:style>
    <style:style style:name="P13" style:family="paragraph" style:parent-style-name="Standard" style:list-style-name="L1">
      <style:text-properties style:font-name="Liberation Sans"/>
    </style:style>
    <style:style style:name="P14"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iberation Sans"/>
    </style:style>
    <style:style style:name="P15"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iberation Sans" officeooo:rsid="0007b603" officeooo:paragraph-rsid="0007b603"/>
    </style:style>
    <style:style style:name="P16"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iberation Sans" officeooo:rsid="00060f54" officeooo:paragraph-rsid="00060f54"/>
    </style:style>
    <style:style style:name="T1" style:family="text">
      <style:text-properties fo:color="#000000" loext:opacity="100%" style:font-name="Liberation Sans"/>
    </style:style>
    <style:style style:name="T2" style:family="text">
      <style:text-properties fo:color="#000000" loext:opacity="100%" style:font-name="Liberation Sans" fo:font-weight="bold" style:font-weight-asian="bold" style:font-weight-complex="bold"/>
    </style:style>
    <style:style style:name="T3" style:family="text">
      <style:text-properties fo:color="#000000" loext:opacity="100%" style:font-name="Liberation Sans" fo:font-size="11pt" style:font-size-asian="11pt"/>
    </style:style>
    <style:style style:name="T4" style:family="text">
      <style:text-properties style:font-name="Liberation Sans"/>
    </style:style>
    <style:style style:name="T5" style:family="text">
      <style:text-properties officeooo:rsid="0007b603"/>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okumentation</text:p>
      <text:p text:style-name="P1"/>
      <text:p text:style-name="P3">Anforderungsanalyse</text:p>
      <text:p text:style-name="P5">Die Anforderungsanalyse ist der erste wichtige Schritt im Entwicklungsprozess eines Softwareprojekts. Dabei geht es um die Identifizierung und Dokumentation der Bedürfnisse, Anforderungen und Erwartungen an das Softwareprojekt. Dieser Prozess legt den Grundstein für das gesamte Projekt, indem er sicherstellt, dass das Endprodukt die Bedürfnisse der Benutzer erfüllt und den Anforderungen entspricht.</text:p>
      <table:table table:name="Tabelle1" table:style-name="Tabelle1">
        <table:table-column table:style-name="Tabelle1.A"/>
        <table:table-column table:style-name="Tabelle1.B"/>
        <table:table-row>
          <table:table-cell table:style-name="Tabelle1.A1" office:value-type="string">
            <text:p text:style-name="P8"><text:span text:style-name="Absatz-Standardschriftart"><text:span text:style-name="T2">Projektidee: </text:span></text:span><text:span text:style-name="Absatz-Standardschriftart"><text:span text:style-name="T1">Beschreiben Sie kurz die Idee des Spiels oder der interaktiven Anwendung.</text:span></text:span></text:p>
          </table:table-cell>
          <table:table-cell table:style-name="Tabelle1.A1" office:value-type="string">
            <text:p text:style-name="P6">- Einstellung der Startkonfiguration von einem digitalen Spielbrett des Spiels „Conway’s Game of Life“</text:p>
          </table:table-cell>
        </table:table-row>
        <table:table-row>
          <table:table-cell table:style-name="Tabelle1.A2" office:value-type="string">
            <text:p text:style-name="P9"><text:span text:style-name="Absatz-Standardschriftart"><text:span text:style-name="T2">Benutzeroberfläche: </text:span></text:span><text:span text:style-name="Absatz-Standardschriftart"><text:span text:style-name="T1">Beschreiben Sie den Aufbau der Benutzeroberfläche (Steuerelemente/ Figuren, Grafiken und Texte, etc.).</text:span></text:span></text:p>
          </table:table-cell>
          <table:table-cell table:style-name="Tabelle1.A2" office:value-type="string">
            <text:p text:style-name="P6">- Gitter der einzelnen Zellen des Spiels, die entweder am Leben, also farbig ausgefüllt, oder tot, farblos, sind</text:p>
            <text:p text:style-name="P6">- UI Elemente wie Tempo des kontinuierlichen Modus und zurzeit eingestellter Modus</text:p>
          </table:table-cell>
        </table:table-row>
        <table:table-row>
          <table:table-cell table:style-name="Tabelle1.A2" office:value-type="string">
            <text:p text:style-name="P9"><text:span text:style-name="Absatz-Standardschriftart"><text:span text:style-name="T2">Interaktivität: </text:span></text:span><text:span text:style-name="Absatz-Standardschriftart"><text:span text:style-name="T1">Beschreiben Sie, wie der Nutzer mit Ihrer Anwendung interagieren kann.</text:span></text:span></text:p>
          </table:table-cell>
          <table:table-cell table:style-name="Tabelle1.A2" office:value-type="string">
            <text:p text:style-name="P6">- Einstellen der Startkonfiguration des Spiels</text:p>
            <text:p text:style-name="P6">- Kontrolle über die Generierung neuer Generationen ausgehend dieser Konfiguration</text:p>
            <text:p text:style-name="P6">- Visuelle Kontrolle über das Spielbrett</text:p>
          </table:table-cell>
        </table:table-row>
        <table:table-row>
          <table:table-cell table:style-name="Tabelle1.A2" office:value-type="string">
            <text:p text:style-name="P9"><text:span text:style-name="Absatz-Standardschriftart"><text:span text:style-name="T2">Funktionalität: </text:span></text:span><text:span text:style-name="Absatz-Standardschriftart"><text:span text:style-name="T1">Definieren Sie die grundlegenden Funktionen und Features des Projekts (z.B. die Verwendung von Maus- und Tastatureingaben, die Anzeige von Grafiken und Texten).</text:span></text:span></text:p>
          </table:table-cell>
          <table:table-cell table:style-name="Tabelle1.A2" office:value-type="string">
            <text:p text:style-name="P6">Linke Maus Taste: Erstellen einer angeklickten Zelle</text:p>
            <text:p text:style-name="P6">Rechte Maus Taste: Töten einer Zelle</text:p>
            <text:p text:style-name="P6">mittlere Maustaste: <text:s/>schwenken der Kamera<text:line-break/>Strg+Mausrad: Zoomen</text:p>
            <text:p text:style-name="P6">Pfeiltasten Rechts/Links: Einstellen des Tempos des kontinuierlichen Modus<text:line-break/>Enter: An-/Ausschalten des kontinuierlichen Modus</text:p>
            <text:p text:style-name="P15">Pfeiltaste rechts und oben: Erhöhen des Tempos des kontinuierlichen Modus</text:p>
            <text:p text:style-name="P15">Pfeiltaste links und unten: Verringern des Tempos des kontinuierlichen Modus</text:p>
            <text:p text:style-name="P6">Leertaste: Generieren einer Generation</text:p>
            <text:p text:style-name="P16">Steuerung: Sichtbarkeit des Spielgitters ein-/ausschalten</text:p>
            <text:p text:style-name="P15">c: Löschen des gesamten Spielfelds</text:p>
          </table:table-cell>
        </table:table-row>
        <table:table-row>
          <table:table-cell table:style-name="Tabelle1.A5" office:value-type="string">
            <text:p text:style-name="P9"><text:span text:style-name="Absatz-Standardschriftart"><text:span text:style-name="T2">Spielmechaniken (falls relevant): </text:span></text:span><text:span text:style-name="Absatz-Standardschriftart"><text:span text:style-name="T1">Beschreiben Sie kurz die</text:span></text:span><text:span text:style-name="Absatz-Standardschriftart"><text:span text:style-name="T2"> </text:span></text:span><text:span text:style-name="Absatz-Standardschriftart"><text:span text:style-name="T1">Spielmechaniken wie Bewegung, Kollisionserkennung und Punktevergabe.</text:span></text:span></text:p>
          </table:table-cell>
          <table:table-cell table:style-name="Tabelle1.A5" office:value-type="string">
            <text:p text:style-name="P6">Jede neue Generation wird nach den folgenden Regeln auf einem (theoretisch) unendlichem Feld generiert:</text:p>
            <text:p text:style-name="P6">1. Jede lebende Zelle mit einer oder keiner benachbarten Zelle stirbt in der nächsten Generation<text:line-break/>2. Jede lebende Zelle mit zwei oder drei benachbarten Zellen überlebt die nächste <text:soft-page-break/>Generation</text:p>
            <text:p text:style-name="P6">3. Jede lebende Zelle mit genau vier oder mehr benachbarten Zellen stirbt in der nächsten Generation</text:p>
            <text:p text:style-name="P6">4. Jede tote Zelle mit genau drei benachbarten Zellen wird in der nächsten Generation belebt</text:p>
            <text:p text:style-name="P6">Hinweis: Die Nachbarn einer Zelle sind die in alle 8 umliegenden Richtungen Zellen</text:p>
          </table:table-cell>
        </table:table-row>
      </table:table>
      <text:p text:style-name="P8"/>
      <text:p text:style-name="Text_20_body"/>
      <text:p text:style-name="P4">Auswertung der Stunde am: 12.03.2024</text:p>
      <table:table table:name="Tabelle2" table:style-name="Tabelle2">
        <table:table-column table:style-name="Tabelle2.A"/>
        <table:table-column table:style-name="Tabelle2.B"/>
        <table:table-column table:style-name="Tabelle2.C"/>
        <table:table-row>
          <table:table-cell table:style-name="Tabelle2.A1" office:value-type="string">
            <text:p text:style-name="P6"/>
          </table:table-cell>
          <table:table-cell table:style-name="Tabelle2.A1" office:value-type="string">
            <text:p text:style-name="P2">Tilman</text:p>
          </table:table-cell>
          <table:table-cell table:style-name="Tabelle2.A1" office:value-type="string">
            <text:p text:style-name="P2">Theo</text:p>
          </table:table-cell>
        </table:table-row>
        <table:table-row>
          <table:table-cell table:style-name="Tabelle2.A1" office:value-type="string">
            <text:p text:style-name="P8"><text:span text:style-name="Absatz-Standardschriftart"><text:span text:style-name="T3">geplantes Ziel (am Anfang der Stunde ausfüllen)</text:span></text:span></text:p>
          </table:table-cell>
          <table:table-cell table:style-name="Tabelle2.A1" office:value-type="string">
            <text:p text:style-name="P6">- Erstellen eines Gitters</text:p>
            <text:p text:style-name="P6">- Hinzufügen und Entfernen von Zellen</text:p>
            <text:p text:style-name="P6">- evtl. Schwenken der Kamera</text:p>
          </table:table-cell>
          <table:table-cell table:style-name="Tabelle2.A1" office:value-type="string">
            <text:p text:style-name="P6">Algorithmus zur Generierung der nächsten Generation an Zellen</text:p>
          </table:table-cell>
        </table:table-row>
        <table:table-row>
          <table:table-cell table:style-name="Tabelle2.A1" office:value-type="string">
            <text:p text:style-name="P2">erreicht in der Stunde</text:p>
          </table:table-cell>
          <table:table-cell table:style-name="Tabelle2.A1" office:value-type="string">
            <text:p text:style-name="P6">ersten Beiden Punkte</text:p>
          </table:table-cell>
          <table:table-cell table:style-name="Tabelle2.A1" office:value-type="string">
            <text:p text:style-name="P6">Teilalgorithmus zur Bestimmung der Anzahl der Nachbarn einer Zelle</text:p>
          </table:table-cell>
        </table:table-row>
        <table:table-row>
          <table:table-cell table:style-name="Tabelle2.A1" office:value-type="string">
            <text:p text:style-name="P2">Ziel für nächste Stunde<text:line-break/>(offene Aufgaben)</text:p>
          </table:table-cell>
          <table:table-cell table:style-name="Tabelle2.A1" office:value-type="string">
            <text:p text:style-name="P6">Schwenken und Zoomen der Kamera</text:p>
          </table:table-cell>
          <table:table-cell table:style-name="Tabelle2.A1" office:value-type="string">
            <text:p text:style-name="P6">Fertigstellen des kompletten Algorithmus</text:p>
          </table:table-cell>
        </table:table-row>
        <table:table-row>
          <table:table-cell table:style-name="Tabelle2.A1" office:value-type="string">
            <text:p text:style-name="P2">Probleme in der heutigen Umsetzung</text:p>
          </table:table-cell>
          <table:table-cell table:style-name="Tabelle2.A1" office:value-type="string">
            <text:p text:style-name="P6">- (keine Großen)</text:p>
          </table:table-cell>
          <table:table-cell table:style-name="Tabelle2.A1" office:value-type="string">
            <text:p text:style-name="P6">komplexe Speicherung der Zellen in einer eindimensionalen Liste bei einem zweidimensionalen Spielfeld</text:p>
          </table:table-cell>
        </table:table-row>
        <table:table-row>
          <table:table-cell table:style-name="Tabelle2.A6" office:value-type="string">
            <text:p text:style-name="P2">Fehlerbehebung</text:p>
          </table:table-cell>
          <table:table-cell table:style-name="Tabelle2.A6" office:value-type="string">
            <text:p text:style-name="P6">-</text:p>
          </table:table-cell>
          <table:table-cell table:style-name="Tabelle2.A6" office:value-type="string">
            <text:p text:style-name="P6">Veränderung der Variable, die alle Zellen in eine zweidimensionale Liste schreibt</text:p>
          </table:table-cell>
        </table:table-row>
      </table:table>
      <text:p text:style-name="P3"/>
      <text:p text:style-name="P3">Auswertung der Stunde am: 19.03.2024</text:p>
      <table:table table:name="Tabelle3" table:style-name="Tabelle3">
        <table:table-column table:style-name="Tabelle3.A"/>
        <table:table-column table:style-name="Tabelle3.B"/>
        <table:table-column table:style-name="Tabelle3.C"/>
        <table:table-row>
          <table:table-cell table:style-name="Tabelle3.A1" office:value-type="string">
            <text:p text:style-name="P6"/>
          </table:table-cell>
          <table:table-cell table:style-name="Tabelle3.A1" office:value-type="string">
            <text:p text:style-name="P2">Tilman</text:p>
          </table:table-cell>
          <table:table-cell table:style-name="Tabelle3.A1" office:value-type="string">
            <text:p text:style-name="P2">Theo</text:p>
          </table:table-cell>
        </table:table-row>
        <table:table-row>
          <table:table-cell table:style-name="Tabelle3.A1" office:value-type="string">
            <text:p text:style-name="P8"><text:span text:style-name="Absatz-Standardschriftart"><text:span text:style-name="T3">geplantes Ziel (am Anfang der Stunde ausfüllen)</text:span></text:span></text:p>
          </table:table-cell>
          <table:table-cell table:style-name="Tabelle3.A1" office:value-type="string">
            <text:p text:style-name="P6">Zoomen und Schwenken der Kamera</text:p>
          </table:table-cell>
          <table:table-cell table:style-name="Tabelle3.A1" office:value-type="string">
            <text:p text:style-name="P6">Fertigstellung des Algorithmus</text:p>
          </table:table-cell>
        </table:table-row>
        <table:table-row>
          <table:table-cell table:style-name="Tabelle3.A1" office:value-type="string">
            <text:p text:style-name="P2">erreicht in der Stunde</text:p>
          </table:table-cell>
          <table:table-cell table:style-name="Tabelle3.A1" office:value-type="string">
            <text:p text:style-name="P6">ja</text:p>
          </table:table-cell>
          <table:table-cell table:style-name="Tabelle3.A1" office:value-type="string">
            <text:p text:style-name="P6">ja</text:p>
          </table:table-cell>
        </table:table-row>
        <table:table-row>
          <table:table-cell table:style-name="Tabelle3.A1" office:value-type="string">
            <text:p text:style-name="P2">Ziel für nächste Stunde<text:line-break/>(offene Aufgaben)</text:p>
          </table:table-cell>
          <table:table-cell table:style-name="Tabelle3.A1" office:value-type="string">
            <text:p text:style-name="P6">-evtl. UI-Elemente wie z. B. kontinuierlicher Modus, <text:span text:style-name="T5">Löschen des gesamten Spielfelds</text:span></text:p>
          </table:table-cell>
          <table:table-cell table:style-name="Tabelle3.A1" office:value-type="string">
            <text:p text:style-name="P6">- Speicherung aller Zellen auf einer Datei, sodass sie beim nächsten Programmaufruf gespeichert bleiben</text:p>
            <text:p text:style-name="P6">- evtl. Optimierung des Algorithmus nach Effizienz</text:p>
          </table:table-cell>
        </table:table-row>
        <table:table-row>
          <table:table-cell table:style-name="Tabelle3.A1" office:value-type="string">
            <text:p text:style-name="P2">Probleme in der heutigen Umsetzung</text:p>
          </table:table-cell>
          <table:table-cell table:style-name="Tabelle3.A1" office:value-type="string">
            <text:p text:style-name="P6">- Gitter schwenkt nicht mit <text:span text:style-name="T5">der Kamera mit</text:span></text:p>
          </table:table-cell>
          <table:table-cell table:style-name="Tabelle3.A1" office:value-type="string">
            <text:p text:style-name="P6">- Algorithmus funktioniert theoretisch fehlerfrei, kann jedoch nicht richtig auf die Variable, die das Feld speichert, übertragen werden</text:p>
          </table:table-cell>
        </table:table-row>
        <table:table-row>
          <table:table-cell table:style-name="Tabelle3.A6" office:value-type="string">
            <text:p text:style-name="P2">Fehlerbehebung</text:p>
          </table:table-cell>
          <table:table-cell table:style-name="Tabelle3.A6" office:value-type="string">
            <text:p text:style-name="P6">- Einbeziehen der Kameraposition in die Funktion die das Gitter zeichnet</text:p>
          </table:table-cell>
          <table:table-cell table:style-name="Tabelle3.A6" office:value-type="string">
            <text:p text:style-name="P6">- andere (importierte) Funktion zum Kopieren der Liste (die eine komplett eigenständige Liste <text:soft-page-break/>erstellt, die sich nicht mitverändert)</text:p>
          </table:table-cell>
        </table:table-row>
      </table:table>
      <text:p text:style-name="P3"/>
      <text:p text:style-name="P3"/>
      <text:p text:style-name="P3"/>
      <text:p text:style-name="P4">Bewertungskriterien</text:p>
      <text:list xml:id="list2703438507" text:style-name="L1">
        <text:list-item>
          <text:p text:style-name="P12">Funktionalität</text:p>
          <text:list>
            <text:list-item>
              <text:p text:style-name="P13">Erfüllung der funktionalen Anforderungen des Projekts</text:p>
            </text:list-item>
            <text:list-item>
              <text:p text:style-name="P13">Korrekte Implementierung von Interaktionen und Spielmechaniken (falls relevant)</text:p>
            </text:list-item>
            <text:list-item>
              <text:p text:style-name="P11"><text:span text:style-name="Absatz-Standardschriftart"><text:span text:style-name="T4">Fehlerfreie Ausführung des Programms ohne Abstürze oder unerwartetes Verhalten</text:span></text:span></text:p>
            </text:list-item>
          </text:list>
        </text:list-item>
      </text:list>
      <text:p text:style-name="Standard"/>
      <text:list xml:id="list161953334795198" text:continue-numbering="true" text:style-name="L1">
        <text:list-item>
          <text:p text:style-name="P12">Benutzeroberfläche und Interaktivität</text:p>
          <text:list>
            <text:list-item>
              <text:p text:style-name="P13">Benutzerfreundlichkeit und intuitive Bedienbarkeit der Benutzeroberfläche</text:p>
            </text:list-item>
            <text:list-item>
              <text:p text:style-name="P13">Effektive Nutzung von Steuerelementen und Interaktionsmöglichkeiten</text:p>
            </text:list-item>
            <text:list-item>
              <text:p text:style-name="P13">Flüssige und reaktionsschnelle Benutzererfahrung</text:p>
            </text:list-item>
          </text:list>
        </text:list-item>
      </text:list>
      <text:p text:style-name="Standard"/>
      <text:list xml:id="list161954221363331" text:continue-numbering="true" text:style-name="L1">
        <text:list-item>
          <text:p text:style-name="P12">Grafikdesign</text:p>
          <text:list>
            <text:list-item>
              <text:p text:style-name="P13">Kreativität und Ästhetik des Grafikdesigns</text:p>
            </text:list-item>
            <text:list-item>
              <text:p text:style-name="P13">Passende Verwendung von Grafikelementen, Farben und Layout</text:p>
            </text:list-item>
            <text:list-item>
              <text:p text:style-name="P13">Berücksichtigung der Zielgruppe und des Themas des Projekts</text:p>
            </text:list-item>
          </text:list>
        </text:list-item>
      </text:list>
      <text:p text:style-name="Standard"/>
      <text:list xml:id="list161954864957097" text:continue-numbering="true" text:style-name="L1">
        <text:list-item>
          <text:p text:style-name="P12">Programmierkonzepte</text:p>
          <text:list>
            <text:list-item>
              <text:p text:style-name="P11"><text:span text:style-name="Absatz-Standardschriftart"><text:span text:style-name="T4">Verwendung von angemessenen Programmierkonzepten, <text:line-break/>z.B. Ereignisgesteuerte Programmierung, Objektorientierung</text:span></text:span></text:p>
            </text:list-item>
            <text:list-item>
              <text:p text:style-name="P13">Klarheit und Struktur des Quellcodes</text:p>
            </text:list-item>
            <text:list-item>
              <text:p text:style-name="P13">Effektive Nutzung von Funktionen, Klassen und Modulen</text:p>
            </text:list-item>
          </text:list>
        </text:list-item>
      </text:list>
      <text:p text:style-name="P7"/>
      <text:list xml:id="list161952764048709" text:continue-numbering="true" text:style-name="L1">
        <text:list-item>
          <text:p text:style-name="P12">Dokumentation und Kommentierung</text:p>
          <text:list>
            <text:list-item>
              <text:p text:style-name="P13">Qualität und Vollständigkeit der Projektdokumentation</text:p>
            </text:list-item>
            <text:list-item>
              <text:p text:style-name="P13">Verständliche Erklärungen und Anleitungen für die Verwendung des Programms</text:p>
            </text:list-item>
            <text:list-item>
              <text:p text:style-name="P13">Klare Kommentierung des Quellcodes zur Erläuterung von Funktionen und Arbeitsabläufen</text:p>
            </text:list-item>
          </text:list>
        </text:list-item>
      </text:list>
      <text:p text:style-name="Standard"/>
      <text:list xml:id="list161953634709695" text:continue-numbering="true" text:style-name="L1">
        <text:list-item>
          <text:p text:style-name="P12">Testen und Fehlerbehebung</text:p>
          <text:list>
            <text:list-item>
              <text:p text:style-name="P13">Durchführung von Tests zur Überprüfung der Funktionalität und Fehlerfreiheit des Programms</text:p>
            </text:list-item>
            <text:list-item>
              <text:p text:style-name="P13">Effektive Fehlerbehebung und Behebung von Problemen, die während der Entwicklung aufgetreten sind</text:p>
            </text:list-item>
            <text:list-item>
              <text:p text:style-name="P13">Dokumentation von durchgeführten Tests und behobenen Fehlern</text:p>
            </text:list-item>
          </text:list>
        </text:list-item>
      </text:list>
      <text:p text:style-name="Standard"/>
      <text:list xml:id="list161953162018844" text:continue-numbering="true" text:style-name="L1">
        <text:list-item>
          <text:p text:style-name="P12">Zeitmanagement</text:p>
          <text:list>
            <text:list-item>
              <text:p text:style-name="P13">Einhaltung des Zeitplans für die Entwicklung und Fertigstellung des Projekts</text:p>
            </text:list-item>
            <text:list-item>
              <text:p text:style-name="P13">Effiziente Nutzung der zur Verfügung stehenden Zeitressourcen</text:p>
            </text:list-item>
            <text:list-item>
              <text:p text:style-name="P13">Fähigkeit zur Priorisierung und Planung von Arbeitsaufgaben</text:p>
            </text:list-item>
          </text:list>
        </text:list-item>
      </text:list>
      <text:p text:style-name="Standard"/>
      <text:list xml:id="list161953275472109" text:continue-numbering="true" text:style-name="L1">
        <text:list-item>
          <text:p text:style-name="P12">Kreativität und Originalität</text:p>
          <text:list>
            <text:list-item>
              <text:p text:style-name="P13">Originalität und Einzigartigkeit des Projektkonzepts</text:p>
            </text:list-item>
            <text:list-item>
              <text:p text:style-name="P13">Kreative Lösungsansätze und Umsetzung von Ideen</text:p>
            </text:list-item>
          </text:list>
        </text:list-item>
      </text:list>
      <text:p text:style-name="Standard"/>
      <text:list xml:id="list161952873003683" text:continue-numbering="true" text:style-name="L1">
        <text:list-item>
          <text:p text:style-name="P12">Präsentation und Kommunikation</text:p>
          <text:list>
            <text:list-item>
              <text:p text:style-name="P13">Qualität und Klarheit der Abschlusspräsentation</text:p>
            </text:list-item>
            <text:list-item>
              <text:p text:style-name="P13">Fähigkeit zur effektiven Kommunikation von Ideen und Ergebnissen</text:p>
            </text:list-item>
            <text:list-item>
              <text:p text:style-name="P11"><text:span text:style-name="Absatz-Standardschriftart"><text:span text:style-name="T4">Beantwortung von Fragen und Erläuterung von Details des Projekts</text:span></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24-03-20T18:44:00Z</meta:creation-date>
    <dc:date>2024-04-06T16:19:52.661107176</dc:date>
    <meta:editing-cycles>15</meta:editing-cycles>
    <meta:editing-duration>PT53M56S</meta:editing-duration>
    <meta:document-statistic meta:table-count="3" meta:image-count="0" meta:object-count="0" meta:page-count="5" meta:paragraph-count="103" meta:word-count="818" meta:character-count="6159" meta:non-whitespace-character-count="5477"/>
    <meta:template xlink:type="simple" xlink:actuate="onRequest" xlink:title="" xlink:href="Normal.dotm"/>
  </office:meta>
</office:document-meta>
</file>